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0ad418" officeooo:paragraph-rsid="000ad418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0ad418" officeooo:paragraph-rsid="000ad418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26262" loext:opacity="100%" fo:letter-spacing="normal" loext:padding="0cm" loext:border="none"/>
    </style:style>
    <style:style style:name="T3" style:family="text">
      <style:text-properties fo:color="#ff79c6" loext:opacity="100%"/>
    </style:style>
    <style:style style:name="T4" style:family="text">
      <style:text-properties fo:color="#50fa7b" loext:opacity="100%"/>
    </style:style>
    <style:style style:name="T5" style:family="text">
      <style:text-properties fo:color="#ffffff" loext:opacity="100%"/>
    </style:style>
    <style:style style:name="T6" style:family="text">
      <style:text-properties fo:color="#ffb86c" loext:opacity="100%"/>
    </style:style>
    <style:style style:name="T7" style:family="text">
      <style:text-properties fo:color="#bd93f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CII Value</text:p>
      <text:p text:style-name="P6">Send Feedback</text:p>
      <text:h text:style-name="P1" text:outline-level="4"><text:bookmark text:name="given-a-character-you-need-to-print-the-ascii-value-of-that-character"/>Given a character, you need to print the ASCII value of that character.</text:h>
      <text:h text:style-name="P2" text:outline-level="5"><text:bookmark text:name="example"/>Example:</text:h>
      <text:p text:style-name="P3"><text:span text:style-name="Source_20_Text"><text:span text:style-name="T1">Input: ch = ‘a’</text:span></text:span></text:p>
      <text:p text:style-name="P4"/>
      <text:p text:style-name="P4"><text:span text:style-name="Source_20_Text"><text:span text:style-name="T1">Output: 97</text:span></text:span></text:p>
      <text:p text:style-name="P4"/>
      <text:p text:style-name="P4"><text:span text:style-name="Source_20_Text"><text:span text:style-name="T1">Explanation: ASCII value of ‘a’ is 97.</text:span></text:span></text:p>
      <text:h text:style-name="P2" text:outline-level="5"><text:bookmark text:name="input-format"/>Input Format</text:h>
      <text:p text:style-name="P3"><text:span text:style-name="Source_20_Text"><text:span text:style-name="T1">The first and only line contains a character, ‘ch’.</text:span></text:span></text:p>
      <text:h text:style-name="P2" text:outline-level="5"><text:bookmark text:name="output-format"/>Output format:</text:h>
      <text:p text:style-name="P3"><text:span text:style-name="Source_20_Text"><text:span text:style-name="T1">Print the ASCII value of the character.</text:span></text:span></text:p>
      <text:h text:style-name="P2" text:outline-level="5"><text:bookmark text:name="constraints"/>Constraints:</text:h>
      <text:p text:style-name="P3"><text:span text:style-name="Source_20_Text"><text:span text:style-name="T1">1 &lt;= TEST &lt;= 10</text:span></text:span></text:p>
      <text:p text:style-name="P4"><text:span text:style-name="Source_20_Text"><text:span text:style-name="T1">All characters are either lowercase or uppercase letters.</text:span></text:span></text:p>
      <text:p text:style-name="P4"/>
      <text:p text:style-name="P4"><text:span text:style-name="Source_20_Text"><text:span text:style-name="T1">Time Limit: 1-sec</text:span></text:span></text:p>
      <text:h text:style-name="P2" text:outline-level="5">Sample Input 1:</text:h>
      <text:p text:style-name="P3"><text:span text:style-name="Source_20_Text"><text:span text:style-name="T2">‘</text:span></text:span><text:span text:style-name="Source_20_Text"><text:span text:style-name="T1">a’</text:span></text:span></text:p>
      <text:h text:style-name="P2" text:outline-level="5">Sample Output 1:</text:h>
      <text:p text:style-name="P3"><text:span text:style-name="Source_20_Text"><text:span text:style-name="T1">97</text:span></text:span></text:p>
      <text:h text:style-name="P2" text:outline-level="5">Explanation Of Sample Input 1:</text:h>
      <text:p text:style-name="P3"><text:span text:style-name="Source_20_Text"><text:span text:style-name="T1">For test case 1:</text:span></text:span></text:p>
      <text:p text:style-name="P4"/>
      <text:p text:style-name="P4"><text:span text:style-name="Source_20_Text"><text:span text:style-name="T1">Input: ch = ‘a’</text:span></text:span></text:p>
      <text:p text:style-name="P4"/>
      <text:p text:style-name="P4"><text:span text:style-name="Source_20_Text"><text:span text:style-name="T1">Output: 97</text:span></text:span></text:p>
      <text:p text:style-name="P4"/>
      <text:p text:style-name="P4"><text:span text:style-name="Source_20_Text"><text:span text:style-name="T1">Explanation: ASCII value of ‘a’ is 97.</text:span></text:span></text:p>
      <text:h text:style-name="P2" text:outline-level="5">Sample Input 2:</text:h>
      <text:p text:style-name="P3"><text:span text:style-name="Source_20_Text"><text:span text:style-name="T2">‘</text:span></text:span><text:span text:style-name="Source_20_Text"><text:span text:style-name="T1">B’</text:span></text:span></text:p>
      <text:h text:style-name="P2" text:outline-level="5">Sample Output 2:</text:h>
      <text:p text:style-name="P3"><text:span text:style-name="Source_20_Text"><text:span text:style-name="T1">66</text:span></text:span></text:p>
      <text:p text:style-name="Standard"/>
      <text:p text:style-name="Standard"/>
      <text:p text:style-name="P7">Answer:--</text:p>
      <text:p text:style-name="P7"/>
      <text:p text:style-name="P9"><text:span text:style-name="T3">import</text:span> <text:span text:style-name="T4">java</text:span><text:span text:style-name="T5">.</text:span><text:span text:style-name="T4">util</text:span><text:span text:style-name="T5">.</text:span><text:span text:style-name="T4">Scanner</text:span><text:span text:style-name="T5">;</text:span></text:p>
      <text:p text:style-name="P8"><text:span text:style-name="T3">public</text:span> <text:span text:style-name="T3">class</text:span> <text:span text:style-name="T4">Solution</text:span></text:p>
      <text:p text:style-name="P10">{</text:p>
      <text:p text:style-name="P8"><text:span text:style-name="T3">public</text:span> <text:span text:style-name="T3">static</text:span> <text:span text:style-name="T6">void</text:span> <text:span text:style-name="T4">main</text:span><text:span text:style-name="T5">(</text:span><text:span text:style-name="T4">String</text:span><text:span text:style-name="T5">[]</text:span> <text:span text:style-name="T4">args</text:span><text:span text:style-name="T5">)</text:span> <text:span text:style-name="T5">{</text:span></text:p>
      <text:p text:style-name="P11"/>
      <text:p text:style-name="P8"><text:span text:style-name="T4">Scanner</text:span> <text:span text:style-name="T4">sc</text:span> <text:span text:style-name="T5">=</text:span> <text:span text:style-name="T3">new</text:span> <text:span text:style-name="T4">Scanner</text:span><text:span text:style-name="T5">(</text:span><text:span text:style-name="T4">System</text:span><text:span text:style-name="T5">.</text:span><text:span text:style-name="T4">in</text:span><text:span text:style-name="T5">);</text:span></text:p>
      <text:p text:style-name="P8"><text:span text:style-name="T3">char</text:span> <text:span text:style-name="T4">ch</text:span> <text:span text:style-name="T5">=</text:span> <text:span text:style-name="T4">sc</text:span><text:span text:style-name="T5">.</text:span><text:span text:style-name="T4">next</text:span><text:span text:style-name="T5">().</text:span><text:span text:style-name="T4">charAt</text:span><text:span text:style-name="T5">(</text:span><text:span text:style-name="T7">0</text:span><text:span text:style-name="T5">);</text:span></text:p>
      <text:p text:style-name="P8"><text:span text:style-name="T4">System</text:span><text:span text:style-name="T5">.</text:span><text:span text:style-name="T4">out</text:span><text:span text:style-name="T5">.</text:span><text:span text:style-name="T4">println</text:span><text:span text:style-name="T5">((</text:span><text:span text:style-name="T6">int</text:span><text:span text:style-name="T5">)(</text:span><text:span text:style-name="T4">ch</text:span><text:span text:style-name="T5">));</text:span></text:p>
      <text:p text:style-name="P10">}</text:p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42:47.433360771</meta:creation-date>
    <dc:date>2023-07-08T09:43:20.482041360</dc:date>
    <meta:editing-duration>PT35S</meta:editing-duration>
    <meta:editing-cycles>1</meta:editing-cycles>
    <meta:document-statistic meta:table-count="0" meta:image-count="0" meta:object-count="0" meta:page-count="1" meta:paragraph-count="38" meta:word-count="131" meta:character-count="758" meta:non-whitespace-character-count="665"/>
    <meta:generator>LibreOffice/7.3.7.2$Linux_X86_64 LibreOffice_project/30$Build-2</meta:generator>
  </office:meta>
</office:document-meta>
</file>